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tegory_popularity" table:style-name="ta1">
        <table:shapes>
          <draw:frame draw:z-index="0" draw:style-name="gr1" draw:text-style-name="P1" svg:width="978.89pt" svg:height="550.6pt" svg:x="248pt" svg:y="2.83pt">
            <loext:p draw:notify-on-update-of-ranges="category_popularity.A1:category_popularity.A23 category_popularity.B1:category_popularity.B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udzinci versus cudzinci</text:p>
          </table:table-cell>
          <table:table-cell office:value-type="float" office:value="0.565759171487555" calcext:value-type="float">
            <text:p>0.565759171487555</text:p>
          </table:table-cell>
        </table:table-row>
        <table:table-row table:style-name="ro1">
          <table:table-cell office:value-type="string" calcext:value-type="string">
            <text:p>Blondína z Londýna</text:p>
          </table:table-cell>
          <table:table-cell office:value-type="float" office:value="0.418171995226771" calcext:value-type="float">
            <text:p>0.418171995226771</text:p>
          </table:table-cell>
        </table:table-row>
        <table:table-row table:style-name="ro1">
          <table:table-cell office:value-type="string" calcext:value-type="string">
            <text:p>Na homosexuálnu nôtu</text:p>
          </table:table-cell>
          <table:table-cell office:value-type="float" office:value="0.35548629311741" calcext:value-type="float">
            <text:p>0.35548629311741</text:p>
          </table:table-cell>
        </table:table-row>
        <table:table-row table:style-name="ro1">
          <table:table-cell office:value-type="string" calcext:value-type="string">
            <text:p>Policajné inferno</text:p>
          </table:table-cell>
          <table:table-cell office:value-type="float" office:value="0.504688803882719" calcext:value-type="float">
            <text:p>0.504688803882719</text:p>
          </table:table-cell>
        </table:table-row>
        <table:table-row table:style-name="ro1">
          <table:table-cell office:value-type="string" calcext:value-type="string">
            <text:p>Zvieracia farma</text:p>
          </table:table-cell>
          <table:table-cell office:value-type="float" office:value="0.530903249435619" calcext:value-type="float">
            <text:p>0.530903249435619</text:p>
          </table:table-cell>
        </table:table-row>
        <table:table-row table:style-name="ro1">
          <table:table-cell office:value-type="string" calcext:value-type="string">
            <text:p>Otázky a odpovede</text:p>
          </table:table-cell>
          <table:table-cell office:value-type="float" office:value="0.441355463230269" calcext:value-type="float">
            <text:p>0.441355463230269</text:p>
          </table:table-cell>
        </table:table-row>
        <table:table-row table:style-name="ro1">
          <table:table-cell office:value-type="string" calcext:value-type="string">
            <text:p>Ženské pokolenie</text:p>
          </table:table-cell>
          <table:table-cell office:value-type="float" office:value="0.374733697203914" calcext:value-type="float">
            <text:p>0.374733697203914</text:p>
          </table:table-cell>
        </table:table-row>
        <table:table-row table:style-name="ro1">
          <table:table-cell office:value-type="string" calcext:value-type="string">
            <text:p>Morbídne</text:p>
          </table:table-cell>
          <table:table-cell office:value-type="float" office:value="0.433439225781798" calcext:value-type="float">
            <text:p>0.433439225781798</text:p>
          </table:table-cell>
        </table:table-row>
        <table:table-row table:style-name="ro1">
          <table:table-cell office:value-type="string" calcext:value-type="string">
            <text:p>Alkoholické opojenie</text:p>
          </table:table-cell>
          <table:table-cell office:value-type="float" office:value="0.49787482799217" calcext:value-type="float">
            <text:p>0.49787482799217</text:p>
          </table:table-cell>
        </table:table-row>
        <table:table-row table:style-name="ro1">
          <table:table-cell office:value-type="string" calcext:value-type="string">
            <text:p>PC šialenstvo</text:p>
          </table:table-cell>
          <table:table-cell office:value-type="float" office:value="0.372518353462333" calcext:value-type="float">
            <text:p>0.372518353462333</text:p>
          </table:table-cell>
        </table:table-row>
        <table:table-row table:style-name="ro1">
          <table:table-cell office:value-type="string" calcext:value-type="string">
            <text:p>Páni a ich sluhovia</text:p>
          </table:table-cell>
          <table:table-cell office:value-type="float" office:value="0.494431143034273" calcext:value-type="float">
            <text:p>0.494431143034273</text:p>
          </table:table-cell>
        </table:table-row>
        <table:table-row table:style-name="ro1">
          <table:table-cell office:value-type="string" calcext:value-type="string">
            <text:p>Zo školských lavíc</text:p>
          </table:table-cell>
          <table:table-cell office:value-type="float" office:value="0.522393305434025" calcext:value-type="float">
            <text:p>0.522393305434025</text:p>
          </table:table-cell>
        </table:table-row>
        <table:table-row table:style-name="ro1">
          <table:table-cell office:value-type="string" calcext:value-type="string">
            <text:p>Sexuálne harašenie</text:p>
          </table:table-cell>
          <table:table-cell office:value-type="float" office:value="0.338629097677666" calcext:value-type="float">
            <text:p>0.338629097677666</text:p>
          </table:table-cell>
        </table:table-row>
        <table:table-row table:style-name="ro1">
          <table:table-cell office:value-type="string" calcext:value-type="string">
            <text:p>Manželské pochúťky</text:p>
          </table:table-cell>
          <table:table-cell office:value-type="float" office:value="0.466241682218935" calcext:value-type="float">
            <text:p>0.466241682218935</text:p>
          </table:table-cell>
        </table:table-row>
        <table:table-row table:style-name="ro1">
          <table:table-cell office:value-type="string" calcext:value-type="string">
            <text:p>Mužské pokolenie</text:p>
          </table:table-cell>
          <table:table-cell office:value-type="float" office:value="0.433425615135504" calcext:value-type="float">
            <text:p>0.433425615135504</text:p>
          </table:table-cell>
        </table:table-row>
        <table:table-row table:style-name="ro1">
          <table:table-cell office:value-type="string" calcext:value-type="string">
            <text:p>V obchodoch</text:p>
          </table:table-cell>
          <table:table-cell office:value-type="float" office:value="0.511976346378836" calcext:value-type="float">
            <text:p>0.511976346378836</text:p>
          </table:table-cell>
        </table:table-row>
        <table:table-row table:style-name="ro1">
          <table:table-cell office:value-type="string" calcext:value-type="string">
            <text:p>Láska, bože láska</text:p>
          </table:table-cell>
          <table:table-cell office:value-type="float" office:value="0.576184083883235" calcext:value-type="float">
            <text:p>0.576184083883235</text:p>
          </table:table-cell>
        </table:table-row>
        <table:table-row table:style-name="ro1">
          <table:table-cell office:value-type="string" calcext:value-type="string">
            <text:p>Zo života</text:p>
          </table:table-cell>
          <table:table-cell office:value-type="float" office:value="0.482265625723911" calcext:value-type="float">
            <text:p>0.482265625723911</text:p>
          </table:table-cell>
        </table:table-row>
        <table:table-row table:style-name="ro1">
          <table:table-cell office:value-type="string" calcext:value-type="string">
            <text:p>Politické pobavenie</text:p>
          </table:table-cell>
          <table:table-cell office:value-type="float" office:value="0.51762187206569" calcext:value-type="float">
            <text:p>0.51762187206569</text:p>
          </table:table-cell>
        </table:table-row>
        <table:table-row table:style-name="ro1">
          <table:table-cell office:value-type="string" calcext:value-type="string">
            <text:p>Ach tie babky</text:p>
          </table:table-cell>
          <table:table-cell office:value-type="float" office:value="0.433518401505102" calcext:value-type="float">
            <text:p>0.433518401505102</text:p>
          </table:table-cell>
        </table:table-row>
        <table:table-row table:style-name="ro1">
          <table:table-cell office:value-type="string" calcext:value-type="string">
            <text:p>CD-Rómovia</text:p>
          </table:table-cell>
          <table:table-cell office:value-type="float" office:value="0.513125285442729" calcext:value-type="float">
            <text:p>0.513125285442729</text:p>
          </table:table-cell>
        </table:table-row>
        <table:table-row table:style-name="ro1">
          <table:table-cell office:value-type="string" calcext:value-type="string">
            <text:p>Svokry</text:p>
          </table:table-cell>
          <table:table-cell office:value-type="float" office:value="0.601302894395482" calcext:value-type="float">
            <text:p>0.601302894395482</text:p>
          </table:table-cell>
        </table:table-row>
        <table:table-row table:style-name="ro1">
          <table:table-cell office:value-type="string" calcext:value-type="string">
            <text:p>Náboženský humor</text:p>
          </table:table-cell>
          <table:table-cell office:value-type="float" office:value="0.467283026709751" calcext:value-type="float">
            <text:p>0.467283026709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21:26:30.529085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21:27:57.687928756</dc:date>
    <meta:editing-duration>PT3M43S</meta:editing-duration>
    <meta:editing-cycles>2</meta:editing-cycles>
    <meta:generator>LibreOffice/5.2.3.3$Linux_X86_64 LibreOffice_project/20$Build-3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534cm" svg:height="19.425cm" xlink:href=".." xlink:type="simple" chart:class="chart:bar" chart:style-name="ch1">
        <chart:plot-area chart:style-name="ch2" table:cell-range-address="category_popularity.A1:category_popularity.B23" chart:data-source-has-labels="column" svg:x="0.69cm" svg:y="0.388cm" svg:width="33.154cm" svg:height="18.649cm">
          <chartooo:coordinate-region svg:x="3.486cm" svg:y="0.388cm" svg:width="30.358cm" svg:height="14.57cm"/>
          <chart:axis chart:dimension="x" chart:name="primary-x" chart:style-name="ch3" chartooo:axis-type="auto">
            <chartooo:date-scale/>
            <chart:categories table:cell-range-address="category_popularity.A1:category_popularity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tegory_popularity.B1:category_popularity.B23" chart:class="chart:ba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udzinci versus cudzinci</text:p>
                <draw:g>
                  <svg:desc>category_popularity.A1:category_popularity.A23</svg:desc>
                </draw:g>
              </table:table-cell>
              <table:table-cell office:value-type="float" office:value="0.565759171487555">
                <text:p>0.565759171487555</text:p>
                <draw:g>
                  <svg:desc>category_popularity.B1:category_popularity.B23</svg:desc>
                </draw:g>
              </table:table-cell>
            </table:table-row>
            <table:table-row>
              <table:table-cell office:value-type="string">
                <text:p>Blondína z Londýna</text:p>
              </table:table-cell>
              <table:table-cell office:value-type="float" office:value="0.418171995226771">
                <text:p>0.418171995226771</text:p>
              </table:table-cell>
            </table:table-row>
            <table:table-row>
              <table:table-cell office:value-type="string">
                <text:p>Na homosexuálnu nôtu</text:p>
              </table:table-cell>
              <table:table-cell office:value-type="float" office:value="0.35548629311741">
                <text:p>0.35548629311741</text:p>
              </table:table-cell>
            </table:table-row>
            <table:table-row>
              <table:table-cell office:value-type="string">
                <text:p>Policajné inferno</text:p>
              </table:table-cell>
              <table:table-cell office:value-type="float" office:value="0.504688803882719">
                <text:p>0.504688803882719</text:p>
              </table:table-cell>
            </table:table-row>
            <table:table-row>
              <table:table-cell office:value-type="string">
                <text:p>Zvieracia farma</text:p>
              </table:table-cell>
              <table:table-cell office:value-type="float" office:value="0.530903249435619">
                <text:p>0.530903249435619</text:p>
              </table:table-cell>
            </table:table-row>
            <table:table-row>
              <table:table-cell office:value-type="string">
                <text:p>Otázky a odpovede</text:p>
              </table:table-cell>
              <table:table-cell office:value-type="float" office:value="0.441355463230269">
                <text:p>0.441355463230269</text:p>
              </table:table-cell>
            </table:table-row>
            <table:table-row>
              <table:table-cell office:value-type="string">
                <text:p>Ženské pokolenie</text:p>
              </table:table-cell>
              <table:table-cell office:value-type="float" office:value="0.374733697203914">
                <text:p>0.374733697203914</text:p>
              </table:table-cell>
            </table:table-row>
            <table:table-row>
              <table:table-cell office:value-type="string">
                <text:p>Morbídne</text:p>
              </table:table-cell>
              <table:table-cell office:value-type="float" office:value="0.433439225781798">
                <text:p>0.433439225781798</text:p>
              </table:table-cell>
            </table:table-row>
            <table:table-row>
              <table:table-cell office:value-type="string">
                <text:p>Alkoholické opojenie</text:p>
              </table:table-cell>
              <table:table-cell office:value-type="float" office:value="0.49787482799217">
                <text:p>0.49787482799217</text:p>
              </table:table-cell>
            </table:table-row>
            <table:table-row>
              <table:table-cell office:value-type="string">
                <text:p>PC šialenstvo</text:p>
              </table:table-cell>
              <table:table-cell office:value-type="float" office:value="0.372518353462333">
                <text:p>0.372518353462333</text:p>
              </table:table-cell>
            </table:table-row>
            <table:table-row>
              <table:table-cell office:value-type="string">
                <text:p>Páni a ich sluhovia</text:p>
              </table:table-cell>
              <table:table-cell office:value-type="float" office:value="0.494431143034273">
                <text:p>0.494431143034273</text:p>
              </table:table-cell>
            </table:table-row>
            <table:table-row>
              <table:table-cell office:value-type="string">
                <text:p>Zo školských lavíc</text:p>
              </table:table-cell>
              <table:table-cell office:value-type="float" office:value="0.522393305434025">
                <text:p>0.522393305434025</text:p>
              </table:table-cell>
            </table:table-row>
            <table:table-row>
              <table:table-cell office:value-type="string">
                <text:p>Sexuálne harašenie</text:p>
              </table:table-cell>
              <table:table-cell office:value-type="float" office:value="0.338629097677666">
                <text:p>0.338629097677666</text:p>
              </table:table-cell>
            </table:table-row>
            <table:table-row>
              <table:table-cell office:value-type="string">
                <text:p>Manželské pochúťky</text:p>
              </table:table-cell>
              <table:table-cell office:value-type="float" office:value="0.466241682218935">
                <text:p>0.466241682218935</text:p>
              </table:table-cell>
            </table:table-row>
            <table:table-row>
              <table:table-cell office:value-type="string">
                <text:p>Mužské pokolenie</text:p>
              </table:table-cell>
              <table:table-cell office:value-type="float" office:value="0.433425615135504">
                <text:p>0.433425615135504</text:p>
              </table:table-cell>
            </table:table-row>
            <table:table-row>
              <table:table-cell office:value-type="string">
                <text:p>V obchodoch</text:p>
              </table:table-cell>
              <table:table-cell office:value-type="float" office:value="0.511976346378836">
                <text:p>0.511976346378836</text:p>
              </table:table-cell>
            </table:table-row>
            <table:table-row>
              <table:table-cell office:value-type="string">
                <text:p>Láska, bože láska</text:p>
              </table:table-cell>
              <table:table-cell office:value-type="float" office:value="0.576184083883235">
                <text:p>0.576184083883235</text:p>
              </table:table-cell>
            </table:table-row>
            <table:table-row>
              <table:table-cell office:value-type="string">
                <text:p>Zo života</text:p>
              </table:table-cell>
              <table:table-cell office:value-type="float" office:value="0.482265625723911">
                <text:p>0.482265625723911</text:p>
              </table:table-cell>
            </table:table-row>
            <table:table-row>
              <table:table-cell office:value-type="string">
                <text:p>Politické pobavenie</text:p>
              </table:table-cell>
              <table:table-cell office:value-type="float" office:value="0.51762187206569">
                <text:p>0.51762187206569</text:p>
              </table:table-cell>
            </table:table-row>
            <table:table-row>
              <table:table-cell office:value-type="string">
                <text:p>Ach tie babky</text:p>
              </table:table-cell>
              <table:table-cell office:value-type="float" office:value="0.433518401505102">
                <text:p>0.433518401505102</text:p>
              </table:table-cell>
            </table:table-row>
            <table:table-row>
              <table:table-cell office:value-type="string">
                <text:p>CD-Rómovia</text:p>
              </table:table-cell>
              <table:table-cell office:value-type="float" office:value="0.513125285442729">
                <text:p>0.513125285442729</text:p>
              </table:table-cell>
            </table:table-row>
            <table:table-row>
              <table:table-cell office:value-type="string">
                <text:p>Svokry</text:p>
              </table:table-cell>
              <table:table-cell office:value-type="float" office:value="0.601302894395482">
                <text:p>0.601302894395482</text:p>
              </table:table-cell>
            </table:table-row>
            <table:table-row>
              <table:table-cell office:value-type="string">
                <text:p>Náboženský humor</text:p>
              </table:table-cell>
              <table:table-cell office:value-type="float" office:value="0.467283026709751">
                <text:p>0.467283026709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